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 svg:panose-1="0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95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11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12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51" style:parent-style-name="Normal" style:family="paragraph">
      <style:paragraph-properties fo:text-align="justify">
        <style:tab-stops>
          <style:tab-stop style:type="left" style:position="1.6354in"/>
        </style:tab-stops>
      </style:paragraph-properties>
      <style:text-properties style:font-name="Liberation Sans1" fo:color="#000000"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68" style:parent-style-name="DefaultParagraphFont" style:family="text">
      <style:text-properties style:font-name="Garamond" fo:font-size="10pt" style:font-size-asian="10pt" style:font-size-complex="10pt"/>
    </style:style>
    <style:style style:name="T169" style:parent-style-name="DefaultParagraphFont" style:family="text">
      <style:text-properties style:font-name="Garamond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7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77" style:parent-style-name="DefaultParagraphFont" style:family="text">
      <style:text-properties style:font-name="Garamond" fo:font-size="10pt" style:font-size-asian="10pt" style:font-size-complex="10pt"/>
    </style:style>
    <style:style style:name="T17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79" style:parent-style-name="Standard" style:family="paragraph">
      <style:text-properties style:font-name="Garamond" fo:font-size="10pt" style:font-size-asian="10pt" style:font-size-complex="10pt"/>
    </style:style>
    <style:style style:name="TableColumn181" style:family="table-column">
      <style:table-column-properties style:column-width="2.5694in" style:use-optimal-column-width="false"/>
    </style:style>
    <style:style style:name="TableColumn182" style:family="table-column">
      <style:table-column-properties style:column-width="0.55in" style:use-optimal-column-width="false"/>
    </style:style>
    <style:style style:name="TableColumn183" style:family="table-column">
      <style:table-column-properties style:column-width="0.65in" style:use-optimal-column-width="false"/>
    </style:style>
    <style:style style:name="TableColumn184" style:family="table-column">
      <style:table-column-properties style:column-width="0.6034in" style:use-optimal-column-width="false"/>
    </style:style>
    <style:style style:name="TableColumn185" style:family="table-column">
      <style:table-column-properties style:column-width="0.5493in" style:use-optimal-column-width="false"/>
    </style:style>
    <style:style style:name="TableColumn186" style:family="table-column">
      <style:table-column-properties style:column-width="0.5965in" style:use-optimal-column-width="false"/>
    </style:style>
    <style:style style:name="TableColumn187" style:family="table-column">
      <style:table-column-properties style:column-width="0.6048in" style:use-optimal-column-width="false"/>
    </style:style>
    <style:style style:name="Table180" style:family="table">
      <style:table-properties style:width="6.1236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59" style:parent-style-name="Heading1" style:family="paragraph">
      <style:text-properties style:font-name="Garamond" fo:font-size="10pt" style:font-size-asian="10pt" style:font-size-complex="10pt"/>
    </style:style>
    <style:style style:name="P360" style:parent-style-name="Heading1" style:family="paragraph">
      <style:text-properties style:font-name="Garamond" fo:font-size="10pt" style:font-size-asian="10pt" style:font-size-complex="10pt"/>
    </style:style>
    <style:style style:name="T361" style:parent-style-name="DefaultParagraphFont" style:family="text">
      <style:text-properties style:font-name="Garamond" fo:font-size="10pt" style:font-size-asian="10pt" style:font-size-complex="10pt"/>
    </style:style>
    <style:style style:name="T362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/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Successful Log-in</text:p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Invalid Username</text:p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Non-registered user</text:p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Invalid Password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Add Schedule</text:p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View Schedule</text:p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Log in UI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User page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UI backbone<text:tab/>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</table:table>
      <text:p text:style-name="P167"/>
      <text:p text:style-name="Standard"><text:span text:style-name="T168">Tester's</text:span><text:span text:style-name="T169"><text:s/>Comments:</text:span></text:p>
      <text:p text:style-name="P170"/>
      <text:p text:style-name="P171"/>
      <text:p text:style-name="P172"/>
      <text:p text:style-name="P173"/>
      <text:p text:style-name="P174"/>
      <text:p text:style-name="Standard"><text:span text:style-name="T175">Usability Goals:</text:span></text:p>
      <text:h text:style-name="Heading1" text:outline-level="1"><text:span text:style-name="T176">If interfaces will be delivered at the end of the sprint, <text:s/>evaluate the system according to Nielsen's Usability Heuristics. <text:s text:c="3"/>For items that are not applicable, check<text:s/></text:span><text:span text:style-name="T177">NA</text:span><text:span text:style-name="T178">.</text:span></text:h>
      <text:p text:style-name="P179"/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 table:number-rows-spanned="2">
            <text:p text:style-name="P190">Nielsen's Usability Heuristics</text:p>
          </table:table-cell>
          <table:table-cell table:style-name="TableCell191" table:number-columns-spanned="5">
            <text:p text:style-name="P192"><text:s/>Strongly<text:s/><text:s text:c="70"/>Strongly</text:p>
            <text:p text:style-name="P19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94">
            <text:p text:style-name="P195">NA</text:p>
          </table:table-cell>
        </table:table-row>
        <table:table-row table:style-name="TableRow196">
          <table:covered-table-cell>
            <text:p text:style-name="Normal"/>
          </table:covered-table-cell>
          <table:table-cell table:style-name="TableCell197">
            <text:p text:style-name="P198">1</text:p>
          </table:table-cell>
          <table:table-cell table:style-name="TableCell199">
            <text:p text:style-name="P200">2</text:p>
          </table:table-cell>
          <table:table-cell table:style-name="TableCell201">
            <text:p text:style-name="P202">3</text:p>
          </table:table-cell>
          <table:table-cell table:style-name="TableCell203">
            <text:p text:style-name="P204">4</text:p>
          </table:table-cell>
          <table:table-cell table:style-name="TableCell205">
            <text:p text:style-name="P206">5</text:p>
          </table:table-cell>
          <table:table-cell table:style-name="TableCell207">
            <text:p text:style-name="P208"/>
          </table:table-cell>
        </table:table-row>
        <text:soft-page-break/>
        <table:table-row table:style-name="TableRow209">
          <table:table-cell table:style-name="TableCell210">
            <text:p text:style-name="P211">Simple and Natural Dialogue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Speaks the Users'<text:s/>Language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Minimize User Memory Load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Consistency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Feedback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Clearly Marked Exits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Shortcuts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Good Error Messages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Prevent Errors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Help and Documentation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</table:table>
      <text:h text:style-name="P359" text:outline-level="1"/>
      <text:h text:style-name="P360" text:outline-level="1">Reviewer’s Comments:<text:line-break/></text:h>
      <text:p text:style-name="Standard"><text:span text:style-name="T361">[Place here additional<text:s/></text:span><text:span text:style-name="T362">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 svg:panose-1="0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1-25T01:27:00Z</meta:creation-date>
    <dc:date>2017-01-25T01:27:00Z</dc:date>
    <meta:print-date>2006-07-28T14:33:00Z</meta:print-date>
    <meta:template xlink:href="Normal.dotm" xlink:type="simple"/>
    <meta:editing-cycles>2</meta:editing-cycles>
    <meta:editing-duration>PT120S</meta:editing-duration>
    <meta:document-statistic meta:page-count="2" meta:paragraph-count="3" meta:word-count="226" meta:character-count="1517" meta:row-count="10" meta:non-whitespace-character-count="1294"/>
  </office:meta>
</office:document-meta>
</file>